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Optima">
      <style:text-properties style:font-name="Optima" fo:font-size="26pt" style:font-size-asian="26pt" style:font-size-complex="26pt"/>
    </style:style>
    <style:style style:name="P2" style:family="paragraph" style:parent-style-name="Optima">
      <style:text-properties fo:color="#000000" style:font-name="Optima" fo:font-size="18pt" fo:font-weight="normal" style:font-size-asian="18pt" style:font-weight-asian="normal" style:font-size-complex="18pt" style:font-weight-complex="normal"/>
    </style:style>
    <style:style style:name="P3" style:family="paragraph" style:parent-style-name="Optima">
      <style:text-properties fo:color="#000000" style:text-outline="false" style:text-line-through-style="none" style:font-name="Optima" fo:font-size="18pt" fo:font-style="normal" fo:text-shadow="none" style:text-underline-style="solid" style:text-underline-width="auto" style:text-underline-color="font-color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4" style:family="paragraph" style:parent-style-name="Optima">
      <style:text-properties fo:color="#000000" style:text-outline="false" style:text-line-through-style="none" style:font-name="Opti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5" style:family="paragraph" style:parent-style-name="Optima">
      <style:text-properties fo:color="#ff0000" style:text-outline="false" style:text-line-through-style="none" style:font-name="Optima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6" style:family="paragraph" style:parent-style-name="Optima">
      <style:paragraph-properties fo:break-before="page"/>
      <style:text-properties style:font-name="Optima" fo:font-size="26pt" style:font-size-asian="26pt" style:font-size-complex="26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bold" style:letter-kerning="true" style:font-name-asian="Optima" style:font-style-asian="normal" style:font-weight-asian="bold" style:font-name-complex="Optima" style:font-style-complex="normal" style:font-weight-complex="bold" style:text-emphasize="none"/>
    </style:style>
    <style:style style:name="T2" style:family="text">
      <style:text-properties fo:color="#ff0000" style:text-outline="false" style:text-line-through-style="none" fo:font-style="normal" fo:text-shadow="none" style:text-underline-style="none" fo:font-weight="bold" style:letter-kerning="true" style:font-name-asian="Tahoma" style:font-style-asian="normal" style:font-weight-asian="bold" style:font-name-complex="Tahoma" style:font-style-complex="normal" style:font-weight-complex="bold" style:text-emphasize="none"/>
    </style:style>
    <style:style style:name="T3" style:family="text">
      <style:text-properties style:text-outline="false" style:text-line-through-style="none" fo:font-style="normal" fo:text-shadow="none" style:text-underline-style="none" style:letter-kerning="true" style:font-name-asian="Tahoma" style:font-style-asian="normal" style:font-name-complex="Tahoma" style:font-style-complex="normal" style:text-emphasize="none"/>
    </style:style>
    <style:style style:name="T4" style:family="text">
      <style:text-properties style:text-outline="false" style:text-line-through-style="none" fo:font-style="normal" fo:text-shadow="none" style:text-underline-style="none" fo:font-weight="bold" style:letter-kerning="true" style:font-name-asian="Tahoma" style:font-style-asian="normal" style:font-weight-asian="bold" style:font-name-complex="Tahoma" style:font-style-complex="normal" style:font-weight-complex="bold" style:text-emphasize="none"/>
    </style:style>
    <style:style style:name="T5" style:family="text">
      <style:text-properties fo:color="#00ff00" style:text-outline="false" style:text-line-through-style="none" fo:font-style="normal" fo:text-shadow="none" style:text-underline-style="none" fo:font-weight="bold" style:letter-kerning="true" style:font-name-asian="Tahoma" style:font-style-asian="normal" style:font-weight-asian="bold" style:font-name-complex="Tahoma" style:font-style-complex="normal" style:font-weight-complex="bold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le Play:</text:span><text:span text:style-name="T2">Non-Consultative</text:span></text:p>
      <text:p text:style-name="P5"/>
      <text:p text:style-name="P3">Your Bad Behaviour:</text:p>
      <text:p text:style-name="P2"><text:span text:style-name="T3">You have a position: you don't want a party to happen because you might run into an ex-(boy/girl)friend and you </text:span><text:span text:style-name="T4">defend</text:span><text:span text:style-name="T3"> this position at all costs!</text:span></text:p>
      <text:p text:style-name="P4">-- Keep your reasons hidden! --</text:p>
      <text:p text:style-name="P6"><text:span text:style-name="T1">Role Play:</text:span><text:span text:style-name="T2">Non-Consultative</text:span></text:p>
      <text:p text:style-name="P5"/>
      <text:p text:style-name="P3">Your Bad Behaviour:</text:p>
      <text:p text:style-name="P2"><text:span text:style-name="T3">You constantly </text:span><text:span text:style-name="T4">interrupt</text:span><text:span text:style-name="T3"> the flow of discussion because you want to keep attention on yourself and all the good ideas you have to contribute. <text:s/>You want recognition!</text:span></text:p>
      <text:p text:style-name="P6"><text:span text:style-name="T1">Role Play:</text:span><text:span text:style-name="T2">Non-Consultative</text:span></text:p>
      <text:p text:style-name="P5"/>
      <text:p text:style-name="P3">Your Bad Behaviour:</text:p>
      <text:p text:style-name="P2"><text:span text:style-name="T3">Involve other people in one-on-one </text:span><text:span text:style-name="T4">side conversations</text:span><text:span text:style-name="T3"> about the camping stuff you did last weekend. <text:s/>You aren't interested in planning a party – you're just not into parties.</text:span></text:p>
      <text:p text:style-name="P6"><text:span text:style-name="T1">Role Play:</text:span><text:span text:style-name="T2">Non-Consultative</text:span></text:p>
      <text:p text:style-name="P5"/>
      <text:p text:style-name="P3">Your Bad Behaviour:</text:p>
      <text:p text:style-name="P2"><text:span text:style-name="T3">Make </text:span><text:span text:style-name="T4">snide and sarcastic remarks</text:span><text:span text:style-name="T3"> about the things your team members are saying or doing. <text:s/>You consider them all way too stuck up and it's your job to take them down a notch.</text:span></text:p>
      <text:p text:style-name="P6"><text:span text:style-name="T1">Role Play:</text:span><text:span text:style-name="T2">Non-Consultative</text:span></text:p>
      <text:p text:style-name="P5"/>
      <text:p text:style-name="P3">Your Bad Behaviour:</text:p>
      <text:p text:style-name="P2"><text:span text:style-name="T3">You are interested in </text:span><text:span text:style-name="T4">changing the topic</text:span><text:span text:style-name="T3"> and you do that by holding up your hand and waving vigourously then suggesting that the party isn't that important right now compared to the project.</text:span></text:p>
      <text:p text:style-name="P6"><text:span text:style-name="T1">Role Play:</text:span><text:span text:style-name="T2">Non-Consultative</text:span></text:p>
      <text:p text:style-name="P5"/>
      <text:p text:style-name="P3">Your Bad Behaviour:</text:p>
      <text:p text:style-name="P2"><text:span text:style-name="T3">You know everything and you are always </text:span><text:span text:style-name="T4">quick to point out when someone is wrong</text:span><text:span text:style-name="T3">. <text:s/>It's better to be right even if it's really painful.</text:span></text:p>
      <text:p text:style-name="P6"><text:span text:style-name="T1">Role Play:</text:span><text:span text:style-name="T2">Non-Consultative</text:span></text:p>
      <text:p text:style-name="P5"/>
      <text:p text:style-name="P3">Your Bad Behaviour:</text:p>
      <text:p text:style-name="P2"><text:span text:style-name="T3">You live in constant fear of rejection. <text:s/>You </text:span><text:span text:style-name="T4">never offer your true opinion</text:span><text:span text:style-name="T3"> and you always try to go with the flow. <text:s/>You also try to make peace by offering compromises.</text:span></text:p>
      <text:p text:style-name="P6"><text:span text:style-name="T1">Role Play: </text:span><text:span text:style-name="T5">Consultative</text:span></text:p>
      <text:p text:style-name="P5"/>
      <text:p text:style-name="P3">Your Good Behaviour:</text:p>
      <text:p text:style-name="P2"><text:span text:style-name="T3">You have developed great patience. <text:s/>You </text:span><text:span text:style-name="T4">never interrupt</text:span><text:span text:style-name="T3"> anyone while they are speaking and you always respond calmly when you do get a chance to contribute.</text:span></text:p>
      <text:p text:style-name="P6"><text:span text:style-name="T1">Role Play: </text:span><text:span text:style-name="T5">Consultative</text:span></text:p>
      <text:p text:style-name="P5"/>
      <text:p text:style-name="P3">Your Good Behaviour:</text:p>
      <text:p text:style-name="P2"><text:span text:style-name="T3">You carefully present ideas to the group. <text:s/></text:span><text:span text:style-name="T4">If the ideas you present are rejected, you do not repeat them.</text:span><text:span text:style-name="T3"> <text:s/>Instead you trust that if it is a good idea, it will come up again independently.</text:span></text:p>
      <text:p text:style-name="P6"><text:span text:style-name="T1">Role Play: </text:span><text:span text:style-name="T5">Consultative</text:span></text:p>
      <text:p text:style-name="P5"/>
      <text:p text:style-name="P3">Your Good Behaviour:</text:p>
      <text:p text:style-name="P2"><text:span text:style-name="T3">You ask </text:span><text:span text:style-name="T4">clarifying questions</text:span><text:span text:style-name="T3">. <text:s/>You know that it is easy to make incorrect assumptions so you are careful to understand what other people are offering.</text:span></text:p>
      <text:p text:style-name="P6"><text:span text:style-name="T1">Role Play: </text:span><text:span text:style-name="T5">Consultative</text:span></text:p>
      <text:p text:style-name="P5"/>
      <text:p text:style-name="P3">Your Good Behaviour:</text:p>
      <text:p text:style-name="P2"><text:span text:style-name="T3">You have a very enthusiastic nature and you are always thinking of ways to </text:span><text:span text:style-name="T4">build on others' ideas</text:span><text:span text:style-name="T3">. <text:s/>You often respond to others' ideas by saying “yes, and...” and then building on the idea.</text:span></text:p>
      <text:p text:style-name="P6"><text:span text:style-name="T1">Role Play: </text:span><text:span text:style-name="T5">Consultative</text:span></text:p>
      <text:p text:style-name="P5"/>
      <text:p text:style-name="P3">Your Good Behaviour:</text:p>
      <text:p text:style-name="P2"><text:span text:style-name="T3">Fundamental principles such as Truthfulness cannot be compromised. <text:s/>You are willing to firmly </text:span><text:span text:style-name="T4">say “no” if you think an idea violates such a fundamental principle</text:span><text:span text:style-name="T3">.</text:span></text:p>
      <text:p text:style-name="P6"><text:span text:style-name="T1">Role Play: </text:span><text:span text:style-name="T5">Consultative</text:span></text:p>
      <text:p text:style-name="P5"/>
      <text:p text:style-name="P3">Your Good Behaviour:</text:p>
      <text:p text:style-name="P2"><text:span text:style-name="T3">Every idea has a kernel of truth in it. <text:s/>You constantly </text:span><text:span text:style-name="T4">seek to find these truths</text:span><text:span text:style-name="T3"> in the ideas of others and bring them out. <text:s/>You acknowledge the good without letting the bad prejudice you to the idea.</text:span></text:p>
      <text:p text:style-name="P6"><text:span text:style-name="T1">Role Play: </text:span><text:span text:style-name="T5">Consultative</text:span></text:p>
      <text:p text:style-name="P5"/>
      <text:p text:style-name="P3">Your Good Behaviour:</text:p>
      <text:p text:style-name="P2"><text:span text:style-name="T3">You </text:span><text:span text:style-name="T4">encourage others</text:span><text:span text:style-name="T3"> by constantly asking them for their contributions. <text:s/>Even for your own ideas, you offer them in a way that is designed to encourage the others on your te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_20_Master_7e_LT_7e_Titel" style:display-name="Text Mas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72pt" fo:font-style="normal" fo:text-shadow="none" style:text-underline-style="none" fo:font-weight="bold" style:letter-kerning="true" style:font-name-asian="Tahoma" style:font-size-asian="72pt" style:font-style-asian="normal" style:font-weight-asian="bold" style:font-name-complex="Tahoma" style:font-size-complex="72pt" style:font-style-complex="normal" style:font-weight-complex="bold" style:text-emphasize="none"/>
    </style:style>
    <style:style style:name="Optima" style:family="paragraph" style:parent-style-name="Text_20_Master_7e_LT_7e_Titel" style:list-style-name="">
      <style:paragraph-properties fo:line-height="100%" fo:text-align="center" style:justify-single-word="false" style:text-autospac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7.62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20T17:06:31</meta:creation-date>
    <dc:date>2010-10-27T23:15:36</dc:date>
    <meta:editing-duration>PT00H35M45S</meta:editing-duration>
    <meta:editing-cycles>3</meta:editing-cycles>
    <meta:generator>OpenOffice.org/3.2$Unix OpenOffice.org_project/320m18$Build-9502</meta:generator>
    <meta:print-date>2010-10-27T23:15:15</meta:print-date>
    <meta:document-statistic meta:table-count="0" meta:image-count="0" meta:object-count="0" meta:page-count="14" meta:paragraph-count="43" meta:word-count="502" meta:character-count="3017"/>
    <meta:user-defined meta:name="Info 1"/>
    <meta:user-defined meta:name="Info 2"/>
    <meta:user-defined meta:name="Info 3"/>
    <meta:user-defined meta:name="Info 4"/>
  </office:meta>
</office:document-meta>
</file>